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"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start=""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auto-grow-height="false" fo:min-height="0.749cm" fo:min-width="0.499cm" fo:wrap-option="no-wrap"/>
    </style:style>
    <style:style style:name="gr5" style:family="graphic" style:parent-style-name="standard">
      <style:graphic-properties draw:marker-start="" draw:fill="solid" draw:fill-color="#ccff99" draw:textarea-horizontal-align="justify" draw:textarea-vertical-align="middle" draw:auto-grow-height="false"/>
    </style:style>
    <style:style style:name="gr6" style:family="graphic" style:parent-style-name="standard">
      <style:graphic-properties draw:marker-start="" draw:fill="solid" draw:fill-color="#ccff99"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Dashed_20__28_var_29_" svg:stroke-width="0.159cm" draw:marker-start-width="0.438cm" draw:marker-end="Arrow" draw:marker-end-width="0.538cm" draw:fill="none" draw:fill-color="#ff420e" draw:textarea-vertical-align="middle" fo:padding-top="0.204cm" fo:padding-bottom="0.204cm" fo:padding-left="0.329cm" fo:padding-right="0.329cm"/>
    </style:style>
    <style:style style:name="gr8" style:family="graphic" style:parent-style-name="objectwithoutfill">
      <style:graphic-properties svg:stroke-width="0.081cm" draw:marker-start-width="0.322cm" draw:marker-end="Arrow" draw:marker-end-width="0.422cm" draw:fill="none" draw:fill-color="#ff420e" draw:textarea-vertical-align="middle" fo:padding-top="0.166cm" fo:padding-bottom="0.166cm" fo:padding-left="0.291cm" fo:padding-right="0.291cm"/>
    </style:style>
    <style:style style:name="gr9" style:family="graphic" style:parent-style-name="objectwithoutfill">
      <style:graphic-properties draw:stroke="dash" draw:stroke-dash="Dashed_20__28_var_29_" svg:stroke-width="0.159cm" draw:marker-start="" draw:marker-start-width="0.438cm" draw:marker-end="Arrow" draw:marker-end-width="0.538cm" draw:fill="none" draw:fill-color="#ff420e" draw:textarea-vertical-align="middle" fo:padding-top="0.204cm" fo:padding-bottom="0.204cm" fo:padding-left="0.329cm" fo:padding-right="0.329cm"/>
    </style:style>
    <style:style style:name="gr10" style:family="graphic" style:parent-style-name="objectwithoutfill">
      <style:graphic-properties svg:stroke-width="0.081cm" draw:marker-start-width="0.321cm" draw:marker-end="Arrow" draw:marker-end-width="0.421cm" draw:fill="none" draw:fill-color="#ff420e" draw:textarea-vertical-align="middle" fo:padding-top="0.165cm" fo:padding-bottom="0.165cm" fo:padding-left="0.29cm" fo:padding-right="0.29cm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23.8999996185303pt" fo:font-weight="normal" style:font-size-asian="24pt" style:font-weight-asian="normal" style:font-size-complex="24pt" style:font-weight-complex="normal"/>
    </style:style>
    <style:style style:name="P2" style:family="paragraph">
      <style:paragraph-properties fo:text-align="center"/>
      <style:text-properties fo:font-size="17.8999996185303pt"/>
    </style:style>
    <style:style style:name="P3" style:family="paragraph">
      <style:paragraph-properties fo:text-align="center"/>
      <style:text-properties fo:color="#ffffff" fo:font-size="17.8999996185303pt"/>
    </style:style>
    <style:style style:name="P4" style:family="paragraph">
      <style:paragraph-properties fo:text-align="center"/>
      <style:text-properties fo:font-size="23.8999996185303pt"/>
    </style:style>
    <style:style style:name="P5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23pt"/>
    </style:style>
    <style:style style:name="P8" style:family="paragraph">
      <style:paragraph-properties fo:text-align="center"/>
      <style:text-properties fo:font-size="23pt" fo:font-weight="normal" style:font-size-asian="23pt" style:font-weight-asian="normal" style:font-size-complex="23pt" style:font-weight-complex="normal"/>
    </style:style>
    <style:style style:name="T1" style:family="text">
      <style:text-properties fo:color="#ffffff" fo:font-size="17.8999996185303pt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23pt" fo:font-weight="normal" style:font-size-asian="23pt" style:font-weight-asian="normal" style:font-size-complex="2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3" draw:id="id3" draw:layer="layout" svg:width="4.543cm" svg:height="3cm" svg:x="0.453cm" svg:y="0.396cm">
          <text:p text:style-name="P6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399cm" svg:height="2cm" svg:x="19.78cm" svg:y="0.894cm">
          <text:p text:style-name="P2"><text:span text:style-name="T1">uM2j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4.543cm" svg:height="1.4cm" svg:x="0.453cm" svg:y="0.396cm">
          <text:p text:style-name="P4"><text:span text:style-name="T2">Model</text:span></text:p>
          <draw:enhanced-geometry svg:viewBox="0 0 21600 21600" draw:type="rectangle" draw:enhanced-path="M 0 0 L 21600 0 21600 21600 0 21600 0 0 Z N"/>
        </draw:custom-shape>
        <draw:custom-shape draw:style-name="gr4" draw:layer="layout" svg:width="18.2cm" svg:height="23.399cm" svg:x="0.002cm" svg:y="0.00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layer="layout" svg:width="5.472cm" svg:height="23.399cm" svg:x="18.725cm" svg:y="0.00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layer="layout" svg:width="19.404cm" svg:height="23.399cm" svg:x="24.796cm" svg:y="0.002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5" xml:id="id2" draw:id="id2" draw:layer="layout" svg:width="4.543cm" svg:height="3cm" svg:x="38.827cm" svg:y="0.4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543cm" svg:height="1.4cm" svg:x="38.827cm" svg:y="0.434cm">
          <text:p text:style-name="P4"><text:span text:style-name="T2">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5" draw:id="id5" draw:layer="layout" svg:width="4.543cm" svg:height="3cm" svg:x="0.473cm" svg:y="4.2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4.543cm" svg:height="1.4cm" svg:x="0.473cm" svg:y="4.273cm">
          <text:p text:style-name="P4"><text:span text:style-name="T2">Intera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3" draw:id="id13" draw:layer="layout" svg:width="4.543cm" svg:height="3cm" svg:x="8.497cm" svg:y="7.9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4.543cm" svg:height="1.4cm" svg:x="8.497cm" svg:y="7.995cm">
          <text:p text:style-name="P4"><text:span text:style-name="T2">Lifelin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399cm" svg:height="2cm" svg:x="19.797cm" svg:y="4.795cm">
          <text:p text:style-name="P2"><text:span text:style-name="T1">uI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xml:id="id6" draw:id="id6" draw:layer="layout" svg:width="3.399cm" svg:height="2cm" svg:x="19.797cm" svg:y="7.794cm">
          <text:p text:style-name="P2"><text:span text:style-name="T1">uIL2jMA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23.179cm" svg:y1="1.894cm" svg:x2="38.827cm" svg:y2="1.934cm" draw:start-shape="id1" draw:start-glue-point="7" draw:end-shape="id2" draw:end-glue-point="3" svg:d="M23179 1894l15648 40" svg:viewBox="0 0 15649 41">
          <text:p/>
        </draw:connector>
        <draw:connector draw:style-name="gr7" draw:text-style-name="P6" draw:layer="layout" draw:type="line" svg:x1="19.78cm" svg:y1="1.894cm" svg:x2="4.996cm" svg:y2="1.896cm" draw:start-shape="id1" draw:start-glue-point="5" draw:end-shape="id3" draw:end-glue-point="1" svg:d="M19780 1894l-14784 2" svg:viewBox="0 0 14785 3">
          <text:p/>
        </draw:connector>
        <draw:connector draw:style-name="gr7" draw:text-style-name="P6" draw:layer="layout" draw:type="line" svg:x1="19.797cm" svg:y1="5.795cm" svg:x2="5.016cm" svg:y2="5.773cm" draw:start-shape="id4" draw:start-glue-point="5" draw:end-shape="id5" draw:end-glue-point="1" svg:d="M19797 5795l-14781-22" svg:viewBox="0 0 14782 23">
          <text:p/>
        </draw:connector>
        <draw:connector draw:style-name="gr7" draw:text-style-name="P6" draw:layer="layout" draw:type="line" svg:x1="19.797cm" svg:y1="8.794cm" svg:x2="13.04cm" svg:y2="8.695cm" draw:start-shape="id6" draw:start-glue-point="5" draw:end-shape="id7" draw:end-glue-point="1" svg:d="M19797 8794l-6757-99" svg:viewBox="0 0 6758 100">
          <text:p/>
        </draw:connector>
        <draw:connector draw:style-name="gr7" draw:text-style-name="P6" draw:layer="layout" draw:type="line" svg:x1="23.196cm" svg:y1="8.794cm" svg:x2="34.3cm" svg:y2="9.999cm" draw:start-shape="id6" draw:start-glue-point="7" draw:end-shape="id8" svg:d="M23196 8794l11104 1205" svg:viewBox="0 0 11105 1206">
          <text:p/>
        </draw:connector>
        <draw:connector draw:style-name="gr8" draw:text-style-name="P6" draw:layer="layout" draw:type="line" svg:x1="2.744cm" svg:y1="4.273cm" svg:x2="2.724cm" svg:y2="3.396cm" draw:start-shape="id9" draw:start-glue-point="0" draw:end-shape="id3" draw:end-glue-point="2" svg:d="M2744 4273l-20-877" svg:viewBox="0 0 21 878">
          <text:p/>
        </draw:connector>
        <draw:connector draw:style-name="gr8" draw:text-style-name="P6" draw:layer="layout" draw:type="line" svg:x1="8.497cm" svg:y1="8.695cm" svg:x2="2.744cm" svg:y2="7.273cm" draw:start-shape="id7" draw:start-glue-point="3" draw:end-shape="id5" draw:end-glue-point="2" svg:d="M8497 8695l-5753-1422" svg:viewBox="0 0 5754 1423">
          <text:p/>
        </draw:connector>
        <draw:custom-shape draw:style-name="gr1" draw:text-style-name="P5" xml:id="id16" draw:id="id16" draw:layer="layout" svg:width="4.543cm" svg:height="3cm" svg:x="11.257cm" svg:y="19.7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4.543cm" svg:height="1.4cm" svg:x="11.256cm" svg:y="19.798cm">
          <text:p text:style-name="P4"><text:span text:style-name="T2">Message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11.256cm" svg:y1="20.498cm" svg:x2="6.05cm" svg:y2="19.1cm" draw:start-shape="id10" draw:start-glue-point="3" draw:end-shape="id11" draw:end-glue-point="2" svg:d="M11256 20498l-5206-1398" svg:viewBox="0 0 5207 1399">
          <text:p/>
        </draw:connector>
        <draw:custom-shape draw:style-name="gr1" draw:text-style-name="P5" xml:id="id14" draw:id="id14" draw:layer="layout" svg:width="11.399cm" svg:height="3cm" svg:x="0.401cm" svg:y="11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2" draw:id="id12" draw:layer="layout" svg:width="11.4cm" svg:height="1.4cm" svg:x="0.4cm" svg:y="11.799cm">
          <text:p text:style-name="P4"><text:span text:style-name="T2">ActionExecutionSpecification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6.1cm" svg:y1="11.799cm" svg:x2="10.768cm" svg:y2="10.995cm" draw:start-shape="id12" draw:start-glue-point="0" draw:end-shape="id13" draw:end-glue-point="2" svg:d="M6100 11799l4668-804" svg:viewBox="0 0 4669 805">
          <text:p/>
        </draw:connector>
        <draw:connector draw:style-name="gr9" draw:text-style-name="P6" draw:layer="layout" draw:type="line" svg:x1="19.797cm" svg:y1="8.794cm" svg:x2="11.8cm" svg:y2="13.3cm" draw:start-shape="id6" draw:start-glue-point="5" draw:end-shape="id14" draw:end-glue-point="1" svg:d="M19797 8794l-7997 4506" svg:viewBox="0 0 7998 4507">
          <text:p/>
        </draw:connector>
        <draw:connector draw:style-name="gr9" draw:text-style-name="P6" draw:layer="layout" draw:type="line" svg:x1="19.797cm" svg:y1="19.095cm" svg:x2="15.8cm" svg:y2="21.299cm" draw:start-shape="id15" draw:start-glue-point="5" draw:end-shape="id16" draw:end-glue-point="1" svg:d="M19797 19095l-3997 2204" svg:viewBox="0 0 3998 2205">
          <text:p/>
        </draw:connector>
        <draw:custom-shape draw:style-name="gr1" draw:text-style-name="P5" xml:id="id11" draw:id="id11" draw:layer="layout" svg:width="11.3cm" svg:height="3cm" svg:x="0.4cm" svg:y="1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7" draw:id="id17" draw:layer="layout" svg:width="11.3cm" svg:height="1.4cm" svg:x="0.4cm" svg:y="16.099cm">
          <text:p text:style-name="P4"><text:span text:style-name="T2">MessageOccurenceSpecific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5" draw:id="id15" draw:layer="layout" svg:width="3.399cm" svg:height="2cm" svg:x="19.797cm" svg:y="18.095cm">
          <text:p text:style-name="P2"><text:span text:style-name="T1">UMS2jIA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19.797cm" svg:y1="19.095cm" svg:x2="11.7cm" svg:y2="17.6cm" draw:start-shape="id15" draw:start-glue-point="5" draw:end-shape="id11" draw:end-glue-point="1" svg:d="M19797 19095l-8097-1495" svg:viewBox="0 0 8098 1496">
          <text:p/>
        </draw:connector>
        <draw:connector draw:style-name="gr8" draw:text-style-name="P6" draw:layer="layout" draw:type="line" svg:x1="6.05cm" svg:y1="16.099cm" svg:x2="6.1cm" svg:y2="14.8cm" draw:start-shape="id17" draw:start-glue-point="0" draw:end-shape="id14" draw:end-glue-point="2" svg:d="M6050 16099l50-1299" svg:viewBox="0 0 51 1300">
          <text:p/>
        </draw:connector>
        <draw:custom-shape draw:style-name="gr5" draw:text-style-name="P5" xml:id="id18" draw:id="id18" draw:layer="layout" svg:width="9.8cm" svg:height="3cm" svg:x="25.9cm" svg:y="19.199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" draw:text-style-name="P1" xml:id="id21" draw:id="id21" draw:layer="layout" svg:width="9.8cm" svg:height="1.4cm" svg:x="25.9cm" svg:y="19.199cm">
          <text:p text:style-name="P4"><text:span text:style-name="T2">AnnotationInstanceValue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5" xml:id="id20" draw:id="id20" draw:layer="layout" svg:width="9cm" svg:height="3cm" svg:x="34.3cm" svg:y="9.299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" draw:text-style-name="P8" xml:id="id8" draw:id="id8" draw:layer="layout" svg:width="9cm" svg:height="1.4cm" svg:x="34.3cm" svg:y="9.299cm">
          <text:p text:style-name="P7"><text:span text:style-name="T3">AnnotationInstance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5" xml:id="id22" draw:id="id22" draw:layer="layout" svg:width="11.6cm" svg:height="3cm" svg:x="31.6cm" svg:y="14.599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" draw:text-style-name="P1" xml:id="id19" draw:id="id19" draw:layer="layout" svg:width="11.6cm" svg:height="1.4cm" svg:x="31.6cm" svg:y="14.599cm">
          <text:p text:style-name="P4"><text:span text:style-name="T2">AnnotationInstanceParamet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style-name="gr7" draw:text-style-name="P6" draw:layer="layout" draw:type="line" svg:x1="23.196cm" svg:y1="19.095cm" svg:x2="25.9cm" svg:y2="20.699cm" draw:start-shape="id15" draw:start-glue-point="7" draw:end-shape="id18" draw:end-glue-point="3" svg:d="M23196 19095l2704 1604" svg:viewBox="0 0 2705 1605">
          <text:p/>
        </draw:connector>
        <draw:connector draw:style-name="gr10" draw:text-style-name="P6" draw:layer="layout" draw:type="line" svg:x1="37.4cm" svg:y1="14.599cm" svg:x2="38.8cm" svg:y2="12.299cm" draw:start-shape="id19" draw:end-shape="id20" draw:end-glue-point="2" svg:d="M37400 14599l1400-2300" svg:viewBox="0 0 1401 2301">
          <text:p/>
        </draw:connector>
        <draw:connector draw:style-name="gr10" draw:text-style-name="P6" draw:layer="layout" draw:type="line" svg:x1="30.8cm" svg:y1="19.199cm" svg:x2="37.4cm" svg:y2="17.599cm" draw:start-shape="id21" draw:start-glue-point="0" draw:end-shape="id22" draw:end-glue-point="2" svg:d="M30800 19199l6600-1600" svg:viewBox="0 0 6601 1601">
          <text:p/>
        </draw:connector>
        <draw:custom-shape draw:style-name="gr1" draw:text-style-name="P5" xml:id="id23" draw:id="id23" draw:layer="layout" svg:width="4.543cm" svg:height="3cm" svg:x="12.901cm" svg:y="13.2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43cm" svg:height="1.4cm" svg:x="12.9cm" svg:y="13.298cm">
          <text:p text:style-name="P4"><text:span text:style-name="T2">Operation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15.172cm" svg:y1="16.299cm" svg:x2="13.527cm" svg:y2="19.798cm" draw:start-shape="id23" draw:start-glue-point="2" draw:end-shape="id10" draw:end-glue-point="0" svg:d="M15172 16299l-1645 3499" svg:viewBox="0 0 1646 3500">
          <text:p/>
        </draw:connector>
        <draw:custom-shape draw:style-name="gr2" draw:text-style-name="P3" xml:id="id24" draw:id="id24" draw:layer="layout" svg:width="3.399cm" svg:height="2cm" svg:x="19.797cm" svg:y="11.399cm">
          <text:p text:style-name="P2"><text:span text:style-name="T1">uO2jM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5" xml:id="id25" draw:id="id25" draw:layer="layout" svg:width="4.543cm" svg:height="3cm" svg:x="38.857cm" svg:y="4.59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543cm" svg:height="1.4cm" svg:x="38.856cm" svg:y="4.598cm">
          <text:p text:style-name="P4"><text:span text:style-name="T2">Method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9.797cm" svg:y1="12.399cm" svg:x2="17.444cm" svg:y2="14.799cm" draw:start-shape="id24" draw:start-glue-point="5" draw:end-shape="id23" svg:d="M19797 12399l-2353 2400" svg:viewBox="0 0 2354 2401">
          <text:p/>
        </draw:connector>
        <draw:connector draw:style-name="gr7" draw:text-style-name="P6" draw:layer="layout" draw:type="line" svg:x1="23.196cm" svg:y1="12.399cm" svg:x2="38.857cm" svg:y2="6.099cm" draw:start-shape="id24" draw:start-glue-point="7" draw:end-shape="id25" draw:end-glue-point="3" svg:d="M23196 12399l15661-6300" svg:viewBox="0 0 15662 6301">
          <text:p/>
        </draw:connector>
        <draw:connector draw:style-name="gr10" draw:text-style-name="P6" draw:layer="layout" draw:type="line" svg:x1="38.8cm" svg:y1="9.299cm" svg:x2="41.128cm" svg:y2="7.599cm" draw:start-shape="id8" draw:start-glue-point="0" draw:end-shape="id25" draw:end-glue-point="2" svg:d="M38800 9299l2328-1700" svg:viewBox="0 0 2329 1701">
          <text:p/>
        </draw:connector>
        <draw:connector draw:style-name="gr7" draw:text-style-name="P6" draw:layer="layout" draw:type="line" svg:x1="23.196cm" svg:y1="8.794cm" svg:x2="31.6cm" svg:y2="15.299cm" draw:start-shape="id6" draw:start-glue-point="7" draw:end-shape="id19" draw:end-glue-point="3" svg:d="M23196 8794l8404 6505" svg:viewBox="0 0 8405 6506">
          <text:p/>
        </draw:connecto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1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3cm" fo:text-indent="0cm"/>
      <style:text-properties fo:font-size="27.8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94cm" fo:text-indent="0cm"/>
      <style:text-properties fo:font-size="23.8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5cm" fo:text-indent="0cm"/>
      <style:text-properties fo:font-size="19.8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5cm" fo:text-indent="0cm"/>
      <style:text-properties fo:font-size="19.8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5cm" fo:text-indent="0cm"/>
      <style:text-properties fo:font-size="19.8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5cm" fo:text-indent="0cm"/>
      <style:text-properties fo:font-size="19.8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5cm" fo:text-indent="0cm"/>
      <style:text-properties fo:font-size="19.8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5cm" fo:text-indent="0cm"/>
      <style:text-properties fo:font-size="19.8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4.5cm" fo:page-height="23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4.751cm" svg:x="1cm" svg:y="3.897cm"/>
      <draw:page-thumbnail draw:layer="backgroundobjects" svg:width="8.999cm" svg:height="4.751cm" svg:x="1cm" svg:y="12.473cm"/>
      <draw:page-thumbnail draw:layer="backgroundobjects" svg:width="8.999cm" svg:height="4.751cm" svg:x="1cm" svg:y="21.049cm"/>
      <draw:page-thumbnail draw:layer="backgroundobjects" svg:width="8.999cm" svg:height="4.751cm" svg:x="11cm" svg:y="3.897cm"/>
      <draw:page-thumbnail draw:layer="backgroundobjects" svg:width="8.999cm" svg:height="4.751cm" svg:x="11cm" svg:y="12.473cm"/>
      <draw:page-thumbnail draw:layer="backgroundobjects" svg:width="8.999cm" svg:height="4.751cm" svg:x="11cm" svg:y="21.049cm"/>
    </style:handout-master>
    <style:master-page style:name="Standard" style:page-layout-name="PM1" draw:style-name="Mdp1">
      <draw:frame presentation:style-name="Standard-title" draw:layer="backgroundobjects" svg:width="52.197cm" svg:height="3.506cm" svg:x="2.897cm" svg:y="0.832cm" presentation:class="title" presentation:placeholder="true">
        <draw:text-box/>
      </draw:frame>
      <draw:frame presentation:style-name="Standard-outline1" draw:layer="backgroundobjects" svg:width="52.197cm" svg:height="12.179cm" svg:x="2.897cm" svg:y="4.91cm" presentation:class="outline" presentation:placeholder="true">
        <draw:text-box/>
      </draw:frame>
      <draw:frame presentation:style-name="Mpr1" draw:text-style-name="MP1" draw:layer="backgroundobjects" svg:width="13.512cm" svg:height="1.448cm" svg:x="2.897cm" svg:y="19.1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8.384cm" svg:height="1.448cm" svg:x="19.833cm" svg:y="19.12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3.512cm" svg:height="1.448cm" svg:x="41.583cm" svg:y="19.127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7T11:40:26.501147381</meta:creation-date>
    <dc:date>2016-02-24T18:14:03.196332105</dc:date>
    <meta:editing-duration>PT4H53M31S</meta:editing-duration>
    <meta:editing-cycles>11</meta:editing-cycles>
    <meta:generator>LibreOffice/4.2.8.2$Linux_X86_64 LibreOffice_project/420m0$Build-2</meta:generator>
    <meta:document-statistic meta:object-count="76"/>
  </office:meta>
</office:document-meta>
</file>